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909in"/>
    </style:style>
    <style:style style:name="co2" style:family="table-column">
      <style:table-column-properties fo:break-before="auto" style:column-width="2.1354in"/>
    </style:style>
    <style:style style:name="co3" style:family="table-column">
      <style:table-column-properties fo:break-before="auto" style:column-width="3.7217in"/>
    </style:style>
    <style:style style:name="co4" style:family="table-column">
      <style:table-column-properties fo:break-before="auto" style:column-width="0.7925in"/>
    </style:style>
    <style:style style:name="co5" style:family="table-column">
      <style:table-column-properties fo:break-before="auto" style:column-width="7.6193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PageStyle_5f_PB16_5f_Bom">
      <style:table-properties table:display="true" style:writing-mode="lr-tb"/>
    </style:style>
    <style:style style:name="ta2" style:family="table" style:master-page-name="PageStyle_5f_PB16_5f_Minimal_5f_Bom">
      <style:table-properties table:display="true" style:writing-mode="lr-tb"/>
    </style:style>
    <style:style style:name="ta3" style:family="table" style:master-page-name="PageStyle_5f_PB16_5f_Power_5f_Inject_5f_Bom">
      <style:table-properties table:display="true" style:writing-mode="lr-tb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able-cell-properties fo:padding="0.028in"/>
      <style:text-properties style:font-name="Liberation Sans"/>
    </style:style>
    <style:style style:name="ce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T1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B16_Bom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number-columns-repeated="59" table:default-cell-style-name="ce7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-C7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4,D5,D6</text:p>
          </table:table-cell>
          <table:table-cell office:value-type="string" calcext:value-type="string">
            <text:p>LED GREEN DIFFUSED T-1 T/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4-121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6, F18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98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8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6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0,J21</text:p>
          </table:table-cell>
          <table:table-cell office:value-type="string" calcext:value-type="string">
            <text:p>CONN MOD JACK 8P8C VERT UNSH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TERM BLK 4POS SIDE ENTRY 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 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CONN HEADER VERT 5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CONN HDR 4POS 0.1 TIN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7</text:p>
          </table:table-cell>
          <table:table-cell office:value-type="string" calcext:value-type="string">
            <text:p>CONN HEADER VERT 4POS 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8</text:p>
          </table:table-cell>
          <table:table-cell office:value-type="string" calcext:value-type="string">
            <text:p>TERM BLK 2P SIDE ENT 2.54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833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J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1,R2,R3</text:p>
          </table:table-cell>
          <table:table-cell office:value-type="string" calcext:value-type="string">
            <text:p>RES 120 OHM 1/4W 5% 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F14JT120R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4,R5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33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330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1,SW2</text:p>
          </table:table-cell>
          <table:table-cell office:value-type="string" calcext:value-type="string">
            <text:p>SWITCH SLIDE DPDT 300MA 6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1-200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Sockets</text:p>
          </table:table-cell>
          <table:table-cell office:value-type="string" calcext:value-type="string">
            <text:p>CONN HDR 36POS 0.1 GOLD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712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IC DRIVER 2/0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9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 Socket</text:p>
          </table:table-cell>
          <table:table-cell office:value-type="string" calcext:value-type="string">
            <text:p>CONN IC DIP SOCKET 8POS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9986-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1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1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9"/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OLED Display</text:p>
          </table:table-cell>
          <table:table-cell office:value-type="string" calcext:value-type="string">
            <text:p>0.96" I2C 128X64 OLED LCD Display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1"><text:a xlink:href="https://www.amazon.com/gp/product/B06XRBTBTB/ref=ppx_yo_dt_b_asin_title_o00_s00?ie=UTF8&amp;psc=1" xlink:type="simple">https://www.amazon.com/gp/product/B06XRBTBTB/ref=ppx_yo_dt_b_asin_title_o00_s00?ie=UTF8&amp;psc=1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Real Time Clock</text:p>
          </table:table-cell>
          <table:table-cell office:value-type="string" calcext:value-type="string">
            <text:p>PCF8523 REAL TIME CLOCK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8-1787-ND</text:p>
          </table:table-cell>
          <table:table-cell table:number-columns-repeated="59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B16_Minimal_Bom" table:style-name="ta2">
        <office:forms form:automatic-focus="false" form:apply-design-mode="false"/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number-columns-repeated="59" table:default-cell-style-name="ce7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,C4,C6,C7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7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6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98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6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33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330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1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1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B16_Power_Inject_Bom" table:style-name="ta3">
        <office:forms form:automatic-focus="false" form:apply-design-mode="false"/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number-columns-repeated="59" table:default-cell-style-name="ce7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-C7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4,D6</text:p>
          </table:table-cell>
          <table:table-cell office:value-type="string" calcext:value-type="string">
            <text:p>LED GREEN DIFFUSED T-1 T/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4-121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26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2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2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4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0,J21</text:p>
          </table:table-cell>
          <table:table-cell office:value-type="string" calcext:value-type="string">
            <text:p>CONN MOD JACK 8P8C VERT UNSH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TERM BLK 4POS SIDE ENTRY 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CONN HEADER VERT 5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CONN HDR 4POS 0.1 TIN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7</text:p>
          </table:table-cell>
          <table:table-cell office:value-type="string" calcext:value-type="string">
            <text:p>CONN HEADER VERT 4POS 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8</text:p>
          </table:table-cell>
          <table:table-cell office:value-type="string" calcext:value-type="string">
            <text:p>TERM BLK 2P SIDE ENT 2.54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833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J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1,R2,R3</text:p>
          </table:table-cell>
          <table:table-cell office:value-type="string" calcext:value-type="string">
            <text:p>RES 220 OHM 1/4W 5% 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F14JT220R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33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330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1,SW2</text:p>
          </table:table-cell>
          <table:table-cell office:value-type="string" calcext:value-type="string">
            <text:p>SWITCH SLIDE DPDT 300MA 6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1-200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Sockets</text:p>
          </table:table-cell>
          <table:table-cell office:value-type="string" calcext:value-type="string">
            <text:p>CONN HDR 36POS 0.1 GOLD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712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IC DRIVER 2/0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9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 Socket</text:p>
          </table:table-cell>
          <table:table-cell office:value-type="string" calcext:value-type="string">
            <text:p>CONN IC DIP SOCKET 8POS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9986-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1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1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ptional Real Time Clock</text:p>
          </table:table-cell>
          <table:table-cell office:value-type="string" calcext:value-type="string">
            <text:p>PCF8523 REAL TIME CLOCK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8-178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OLED Display</text:p>
          </table:table-cell>
          <table:table-cell office:value-type="string" calcext:value-type="string">
            <text:p>0.96" I2C 128X64 OLED LCD Display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1"><text:a xlink:href="https://www.amazon.com/gp/product/B06XRBTBTB/ref=ppx_yo_dt_b_asin_title_o00_s00?ie=UTF8&amp;psc=1" xlink:type="simple">https://www.amazon.com/gp/product/B06XRBTBTB/ref=ppx_yo_dt_b_asin_title_o00_s00?ie=UTF8&amp;psc=1</text:a></text:span></text:p>
          </table:table-cell>
          <table:table-cell table:number-columns-repeated="59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11:27:45.0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B16_5f_Bom" style:display-name="PageStyle_PB16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Minimal_5f_Bom" style:display-name="PageStyle_PB16_Minimal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Power_5f_Inject_5f_Bom" style:display-name="PageStyle_PB16_Power_Inject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8-25T12:32:05.252000000</meta:creation-date>
    <meta:generator>LibreOffice/7.0.3.1$Windows_X86_64 LibreOffice_project/d7547858d014d4cf69878db179d326fc3483e082</meta:generator>
    <meta:editing-duration>PT4M38S</meta:editing-duration>
    <meta:editing-cycles>4</meta:editing-cycles>
    <dc:date>2020-11-20T11:28:06.182000000</dc:date>
    <meta:document-statistic meta:table-count="3" meta:cell-count="416" meta:object-count="0"/>
  </office:meta>
</office:document-meta>
</file>